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 Introduction to NVIDIA Cosmos for Physical AI</text:h>
      <text:p text:style-name="Standard">https://learn.nvidia.com/courses/course-detail?course_id=course-v1:DLI+S-OV-42+V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2-07T14:05:24.058514254</meta:creation-date>
    <dc:date>2026-02-07T14:05:47.805354893</dc:date>
    <dc:creator>Mateusz Pomianek</dc:creator>
    <meta:editing-duration>PT24S</meta:editing-duration>
    <meta:editing-cycles>1</meta:editing-cycles>
    <meta:generator>LibreOffice/25.8.4.2$Linux_X86_64 LibreOffice_project/580$Build-2</meta:generator>
    <meta:document-statistic meta:table-count="0" meta:image-count="0" meta:object-count="0" meta:page-count="1" meta:paragraph-count="2" meta:word-count="9" meta:character-count="129" meta:non-whitespace-character-count="122"/>
  </office:meta>
</office:document-meta>
</file>